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9c6b" officeooo:paragraph-rsid="00109c6b"/>
    </style:style>
    <style:style style:name="P2" style:family="paragraph" style:parent-style-name="Standard">
      <style:text-properties officeooo:rsid="00109c6b" officeooo:paragraph-rsid="00190f0f"/>
    </style:style>
    <style:style style:name="P3" style:family="paragraph" style:parent-style-name="Standard">
      <style:text-properties officeooo:rsid="00109c6b" officeooo:paragraph-rsid="001a9cf1"/>
    </style:style>
    <style:style style:name="P4" style:family="paragraph" style:parent-style-name="Standard">
      <style:text-properties officeooo:rsid="00190f0f" officeooo:paragraph-rsid="00190f0f"/>
    </style:style>
    <style:style style:name="T1" style:family="text">
      <style:text-properties officeooo:rsid="00147440"/>
    </style:style>
    <style:style style:name="T2" style:family="text">
      <style:text-properties officeooo:rsid="00190f0f"/>
    </style:style>
    <style:style style:name="T3" style:family="text">
      <style:text-properties fo:font-style="italic" officeooo:rsid="00190f0f" style:font-style-asian="italic" style:font-style-complex="italic"/>
    </style:style>
    <style:style style:name="T4" style:family="text">
      <style:text-properties fo:font-style="italic" officeooo:rsid="001a9cf1" style:font-style-asian="italic" style:font-style-complex="italic"/>
    </style:style>
    <style:style style:name="T5" style:family="text">
      <style:text-properties fo:font-style="normal" officeooo:rsid="00190f0f" style:font-style-asian="normal" style:font-style-complex="normal"/>
    </style:style>
    <style:style style:name="T6" style:family="text">
      <style:text-properties fo:font-style="normal" officeooo:rsid="00192a45" style:font-style-asian="normal" style:font-style-complex="normal"/>
    </style:style>
    <style:style style:name="T7" style:family="text">
      <style:text-properties fo:font-style="normal" officeooo:rsid="001a9cf1" style:font-style-asian="normal" style:font-style-complex="normal"/>
    </style:style>
    <style:style style:name="T8" style:family="text">
      <style:text-properties fo:font-style="normal" officeooo:rsid="001c631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Libraries</text:p>
      <text:p text:style-name="P2"><text:line-break/><text:span text:style-name="T1">A library is a file containing some related set of functions that we might want to import into projects to save ourselves the time and energy of writing (or re-writing) that code from cratch. This might be some set of data analysis functions we've written that are general purpose enough to use across multiple projects, or it might be the functions that let the Arduino interface with some specific device like a sensor or output device. A properly written and maintained library can make the process of building new projects far easier, and manufacturers will also often supply libraries to help users easily inferface with their devices.<text:line-break/><text:line-break/>In the activity of this section, you wrote and expanded code in the sketch that drove the 7 segment display. In this lecture, we'll examine the process of turning that sketch code into a reusable library, and important and running that library to complete a sketch that effecitevely does the same thing it did before in a slightly more elegant way. <text:line-break/><text:line-break/>Anatomy of a Library:<text:line-break/><text:line-break/>An Arduino library consists of two files. </text:span></text:p>
      <text:p text:style-name="P2"/>
      <text:p text:style-name="P4">MyLibrary.h (header file) – This file contains a list of all the functions and properties that the library contains. This makes it easy for us (or the Arduino IDE) to be able to know at a glance what the library does. For instance, we can look at the header file and know that our library has a function called average that expects a list of numbers and return the average value. What we don't know, is if the function calculates this value by adding all the numbers and dividing by the numbers of terms (median), or finding the most common number in the list (mode), or the middle value (mean), etc. To know that, we'd need to look in the class file. </text:p>
      <text:p text:style-name="P2"/>
      <text:p text:style-name="P3"><text:span text:style-name="T2">MyLibrary.cpp (class file) – This is the file that contains the actual code that implements the functions described in the header file. Its worth noting that library files are written in a </text:span><text:span text:style-name="T3">different</text:span><text:span text:style-name="T5"> language than sketches. </text:span><text:span text:style-name="T6">Sketches are written in a dialect of the language C, while libraries are written in the language C++. Because of this, actually writing your own library is outside the scope of this course. However, since using other people's libraries is such a common task in Arduino development, it's worth understanding a little about them.<text:line-break/></text:span></text:p>
      <text:p text:style-name="P3"><text:span text:style-name="T7">Interfacing with the Sketch:<text:line-break/><text:line-break/>Even though we have some functioned defined inside a library; the library itself doesn't actually tell the Arduino to </text:span><text:span text:style-name="T4">do</text:span><text:span text:style-name="T7"> anything. For that, we still use a sketch file as we have before. For us to use the functions inside the library, we import that library into the sketch, create a variable that represents that library, and then directly call the functions of that library as needed. <text:line-break/><text:line-break/></text:span><text:span text:style-name="T8">The first thing we do is import the library. This steps includes the library file into the list of files that will be compiled. <text:line-break/><text:line-break/>Next, we create an variable that holds this library. You'll remember that to declare a variable we first state the type of the variable and then the name for the variable. Here the type of the variable is our library, and we often given it a very similar name. <text:line-break/><text:line-break/>Now that we have our library stored in a variable, we can use the functions of that library through the </text:span><text:soft-page-break/><text:span text:style-name="T8">vairable using the dot syntax. </text:span><text:span text:style-name="T7"><text:line-break/><text:line-break/></text:span><text:span text:style-name="T6"><text:line-break/></text:span><text:span text:style-name="T2"><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54M5S</meta:editing-duration>
    <meta:editing-cycles>5</meta:editing-cycles>
    <meta:generator>LibreOffice/5.2.1.2$Windows_x86 LibreOffice_project/31dd62db80d4e60af04904455ec9c9219178d620</meta:generator>
    <dc:date>2017-04-16T15:50:50.569000000</dc:date>
    <meta:document-statistic meta:table-count="0" meta:image-count="0" meta:object-count="0" meta:page-count="2" meta:paragraph-count="5" meta:word-count="560" meta:character-count="3233" meta:non-whitespace-character-count="2650"/>
    <meta:user-defined meta:name="Info 1"/>
    <meta:user-defined meta:name="Info 2"/>
    <meta:user-defined meta:name="Info 3"/>
    <meta:user-defined meta:name="Info 4"/>
  </office:meta>
</office:document-meta>
</file>